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Α(1:3,1:2,2:2,1:2) <text:s text:c="2"/></text:p>
      <text:p text:style-name="Standard"/>
      <text:p text:style-name="Standard">a 1 1 2 1 </text:p>
      <text:p text:style-name="Standard">b 1 2 2 1</text:p>
      <text:p text:style-name="Standard">c 1 2 2 2<text:tab/></text:p>
      <text:p text:style-name="Standard">d 1 1 2 2<text:tab/></text:p>
      <text:p text:style-name="Standard"/>
      <text:p text:style-name="Standard">e 2 1 2 1</text:p>
      <text:p text:style-name="Standard">z 2 2 2 1</text:p>
      <text:p text:style-name="Standard">h 2 2 2 2</text:p>
      <text:p text:style-name="Standard">th 2 1 2 2</text:p>
      <text:p text:style-name="Standard"/>
      <text:p text:style-name="Standard">i 3 1 2 1 </text:p>
      <text:p text:style-name="Standard">k 3 2 2 1</text:p>
      <text:p text:style-name="Standard">l 3 2 2 2</text:p>
      <text:p text:style-name="Standard">m 3 1 2 2</text:p>
      <text:p text:style-name="Standard"/>
      <text:p text:style-name="Standard"/>
      <text:p text:style-name="P1">c0 = b – c1 * l1 – c2 * l2 - … - cd * ld</text:p>
      <text:p text:style-name="Standard"/>
      <text:p text:style-name="Standard"/>
      <text:p text:style-name="Standard">Cd = teliko =&gt; <text:s text:c="2"/>C4 = 8</text:p>
      <text:p text:style-name="Standard"/>
      <text:p text:style-name="Standard">C3 = (u3 - l3 +1) * c4 = (2-1+1) *8 = 16</text:p>
      <text:p text:style-name="Standard"/>
      <text:p text:style-name="Standard">C2 = (u2 - l2 +1) * c3 = (2-2+1) * 16 = 16</text:p>
      <text:p text:style-name="Standard"/>
      <text:p text:style-name="Standard">C1 = (u1 - l1 +1) * c2 = (2-1+1) * 16 = 32</text:p>
      <text:p text:style-name="Standard"/>
      <text:p text:style-name="Standard">c0 = 100 - 32 * 1 - 16 * 2 - 16 * 1 - 8 * 1 =&gt; c0 = 100 - 32 - 32 - 16 - 8 =&gt; c0 = 12 </text:p>
      <text:p text:style-name="Standard"/>
      <text:p text:style-name="Standard"/>
      <text:p text:style-name="Standard"/>
      <text:p text:style-name="Standard"/>
      <text:p text:style-name="Standard"/>
      <text:p text:style-name="Standard">C4 = 8 <text:s text:c="6"/>C3 = 16 <text:s text:c="8"/>C2 = 16 <text:s text:c="8"/>C1 = 32 <text:s text:c="13"/>C0= 1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addr (x [i1, i2,…, id]) = c0 + c1 * i1 + c2 * i2 +…+ cd * id</text:p>
      <text:p text:style-name="Standard"/>
      <text:p text:style-name="Standard">addr (a[1,1,2,1]) = <text:s text:c="9"/>12 + 32 * 1 + 16 *1 + <text:s/>16 * 2 + 8*1 = <text:s text:c="2"/>12 + 32 + 16 + 32 + 8 = 100</text:p>
      <text:p text:style-name="Standard"/>
      <text:p text:style-name="Standard">addr (b[1,2,2,1]) = <text:s text:c="9"/>12 + 32 * 1 + 16*2 <text:s/>+ <text:s/>16 * 2 + 8* 1 = 12 + 32 + 32 + 32 + 8 = 116</text:p>
      <text:p text:style-name="Standard"/>
      <text:p text:style-name="Standard">addr (c[1,2,2,2])= <text:s text:c="11"/>12 + 32 * 1 + 16*2 <text:s/>+ <text:s/>16 * 2 + 8* 2 = 12 + 32 + 32 + 32 + 16 = 124 </text:p>
      <text:p text:style-name="Standard"/>
      <text:p text:style-name="Standard">addr (d[1,1,2,2])= <text:s text:c="11"/>12 + 32 * 1 + 16*1 <text:s/>+ <text:s/>16 * 2 + 8* 2 = 12 + 32 + 16 + 32 + 16 =108</text:p>
      <text:p text:style-name="Standard"/>
      <text:p text:style-name="Standard">addr (e[2,1,2,1])= <text:s text:c="11"/>12 + 32 * 2 <text:s/>+ 16*1 <text:s/>+ <text:s/>16 * 2 + 8* 1 = 12 + 64 + 16 + 32 + 8 = 132</text:p>
      <text:p text:style-name="Standard"/>
      <text:p text:style-name="Standard">addr (f[2,1,2,1])= <text:s text:c="11"/>12 + 32 * 2 + 16*2 <text:s/>+ <text:s/>16 * 2 + 8* 1 = <text:s/>12 + 64 + 32 + 32 + 8 = 148</text:p>
      <text:p text:style-name="Standard"/>
      <text:p text:style-name="Standard">addr (q[2,2,2,2])= <text:s text:c="11"/>12 + 32 * 2 + 16*2 <text:s/>+ <text:s/>16 * 2 + 8* 2 <text:s/>= <text:s/>12 + 64 + 32 + 32 + 16 = 156</text:p>
      <text:p text:style-name="Standard"/>
      <text:p text:style-name="Standard">addr (h[2 1 2 2])= <text:s text:c="11"/>12 + 32 * 2 + 16*1 <text:s/>+ <text:s/>16 *2 + 8* 2 = <text:s/>12 + 64 + 16 + 32 + 16 = 140 </text:p>
      <text:p text:style-name="Standard"/>
      <text:p text:style-name="Standard">addr (i[3 1 2 1])= <text:s text:c="13"/>12 + 32 * 3 + 16*1 <text:s/>+ <text:s/>16 * 2 + 8* 1 = 12 + 96 + 16 + 32 + 16 = <text:s/>164</text:p>
      <text:p text:style-name="Standard"/>
      <text:p text:style-name="Standard">addr (j[3,2,2,1])= <text:s text:c="13"/>12 + 32 * 3 + 16*2 <text:s/>+ <text:s/>16 * 2 + 8* 1 = 12 + 96 + 32 + 32 + 8 = 180</text:p>
      <text:p text:style-name="Standard"/>
      <text:p text:style-name="Standard">addr (k[3,2,2,2])= <text:s text:c="13"/>12 + 32 * 3 + 16*2 <text:s/>+ <text:s/>16 * 2 + 8* 2 = 12 + 96 + 32 + 32 + 16 = 188</text:p>
      <text:p text:style-name="Standard"/>
      <text:p text:style-name="Standard">addr (l[3,1,2,2])= <text:s text:c="15"/>12 + 32 * 3 + 16*1 <text:s/>+ <text:s/>16 * 2 + 8* 2 = 12 + 96 + 16 + 32 + 16 = 17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07T12:15:18.56</meta:creation-date>
    <dc:date>2018-02-07T12:38:59.88</dc:date>
    <meta:editing-duration>PT23M37S</meta:editing-duration>
    <meta:editing-cycles>14</meta:editing-cycles>
    <meta:generator>OpenOffice/4.1.3$Win32 OpenOffice.org_project/413m1$Build-9783</meta:generator>
    <meta:document-statistic meta:table-count="0" meta:image-count="0" meta:object-count="0" meta:page-count="2" meta:paragraph-count="33" meta:word-count="536" meta:character-count="1713"/>
  </office:meta>
</office:document-meta>
</file>